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Nimbus Mono L1" svg:font-family="'Nimbus Mono L', 'Courier New'"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rame_20_contents">
      <style:paragraph-properties fo:text-align="start" style:justify-single-word="false"/>
    </style:style>
    <style:style style:name="P2" style:family="paragraph" style:parent-style-name="Standard">
      <style:text-properties style:text-position="0% 100%" fo:font-size="11pt" officeooo:rsid="000f61ff" officeooo:paragraph-rsid="000f61ff" style:font-size-asian="11pt" style:font-size-complex="11pt"/>
    </style:style>
    <style:style style:name="P3" style:family="paragraph" style:parent-style-name="Standard">
      <style:text-properties style:text-position="0% 100%" fo:font-size="11pt" officeooo:rsid="000f61ff" officeooo:paragraph-rsid="0012a42d" style:font-size-asian="11pt" style:font-size-complex="11pt"/>
    </style:style>
    <style:style style:name="P4" style:family="paragraph" style:parent-style-name="Standard">
      <style:text-properties style:text-position="0% 100%" fo:font-size="11pt" officeooo:rsid="0017e4a8" officeooo:paragraph-rsid="0017e4a8" style:font-size-asian="11pt" style:font-size-complex="11pt"/>
    </style:style>
    <style:style style:name="P5" style:family="paragraph" style:parent-style-name="Standard">
      <style:text-properties style:text-position="0% 100%" style:font-name="Liberation Serif" fo:font-size="11pt" style:text-underline-style="none" officeooo:rsid="00139e2e" officeooo:paragraph-rsid="00139e2e" style:font-size-asian="11pt" style:font-size-complex="11pt"/>
    </style:style>
    <style:style style:name="P6" style:family="paragraph" style:parent-style-name="Standard">
      <style:text-properties style:text-position="0% 100%" style:font-name="Liberation Serif" fo:font-size="11pt" style:text-underline-style="none" officeooo:rsid="0017e4a8" officeooo:paragraph-rsid="0017e4a8" style:font-size-asian="11pt" style:font-size-complex="11pt"/>
    </style:style>
    <style:style style:name="P7" style:family="paragraph" style:parent-style-name="Standard">
      <style:paragraph-properties fo:text-align="start" style:justify-single-word="false"/>
      <style:text-properties style:text-position="0% 100%" fo:font-size="10pt" officeooo:rsid="000f61ff" officeooo:paragraph-rsid="000f61ff" style:font-size-asian="10pt" style:font-size-complex="10pt"/>
    </style:style>
    <style:style style:name="P8" style:family="paragraph" style:parent-style-name="Standard">
      <style:paragraph-properties fo:text-align="start" style:justify-single-word="false"/>
      <style:text-properties style:text-position="0% 100%" fo:font-size="10pt" officeooo:rsid="001115ec" officeooo:paragraph-rsid="000f61ff" style:font-size-asian="10pt" style:font-size-complex="10pt"/>
    </style:style>
    <style:style style:name="P9" style:family="paragraph" style:parent-style-name="Standard">
      <style:paragraph-properties fo:text-align="start" style:justify-single-word="false"/>
      <style:text-properties style:text-position="0% 100%" fo:font-size="10pt" officeooo:rsid="001115ec" officeooo:paragraph-rsid="001115ec" style:font-size-asian="10pt" style:font-size-complex="10pt"/>
    </style:style>
    <style:style style:name="P10" style:family="paragraph" style:parent-style-name="Standard">
      <style:text-properties style:text-position="sub 58%" style:font-name="Nimbus Mono L" fo:font-size="11pt" style:text-underline-style="none" officeooo:rsid="0012a42d" officeooo:paragraph-rsid="0012a42d" style:font-size-asian="11pt" style:font-size-complex="11pt"/>
    </style:style>
    <style:style style:name="P11" style:family="paragraph" style:parent-style-name="Standard">
      <style:text-properties style:text-position="sub 58%" style:font-name="Nimbus Mono L" fo:font-size="11pt" style:text-underline-style="none" officeooo:rsid="0012a42d" officeooo:paragraph-rsid="00139e2e" style:font-size-asian="11pt" style:font-size-complex="11pt"/>
    </style:style>
    <style:style style:name="P12" style:family="paragraph" style:parent-style-name="Standard">
      <style:text-properties officeooo:paragraph-rsid="001c1fb3"/>
    </style:style>
    <style:style style:name="P13" style:family="paragraph" style:parent-style-name="Standard">
      <style:text-properties fo:font-size="11pt" officeooo:rsid="0007c105" officeooo:paragraph-rsid="0007c105" style:font-size-asian="11pt" style:font-size-complex="11pt"/>
    </style:style>
    <style:style style:name="P14" style:family="paragraph" style:parent-style-name="Standard">
      <style:text-properties fo:font-size="11pt" officeooo:rsid="00091fbc" officeooo:paragraph-rsid="00091fbc" style:font-size-asian="11pt" style:font-size-complex="11pt"/>
    </style:style>
    <style:style style:name="P15" style:family="paragraph" style:parent-style-name="Standard" style:list-style-name="L1">
      <style:text-properties fo:font-size="11pt" officeooo:rsid="00091fbc" officeooo:paragraph-rsid="00091fbc" style:font-size-asian="11pt" style:font-size-complex="11pt"/>
    </style:style>
    <style:style style:name="P16" style:family="paragraph" style:parent-style-name="Standard">
      <style:paragraph-properties fo:text-align="justify" style:justify-single-word="false"/>
      <style:text-properties fo:font-size="11pt" officeooo:rsid="00091fbc" officeooo:paragraph-rsid="00091fbc" style:font-size-asian="11pt" style:font-size-complex="11pt"/>
    </style:style>
    <style:style style:name="P17" style:family="paragraph" style:parent-style-name="Standard" style:list-style-name="L2">
      <style:text-properties fo:font-size="11pt" officeooo:rsid="00091fbc" officeooo:paragraph-rsid="00091fbc" style:font-size-asian="11pt" style:font-size-complex="11pt"/>
    </style:style>
    <style:style style:name="P18" style:family="paragraph" style:parent-style-name="Standard">
      <style:text-properties fo:font-size="11pt" officeooo:rsid="00091fbc" officeooo:paragraph-rsid="0020bd3d" style:font-size-asian="11pt" style:font-size-complex="11pt"/>
    </style:style>
    <style:style style:name="P19" style:family="paragraph" style:parent-style-name="Standard">
      <style:text-properties fo:font-size="11pt" officeooo:rsid="00091fbc" officeooo:paragraph-rsid="0021a119" style:font-size-asian="11pt" style:font-size-complex="11pt"/>
    </style:style>
    <style:style style:name="P20" style:family="paragraph" style:parent-style-name="Standard" style:list-style-name="L1">
      <style:text-properties fo:font-size="11pt" officeooo:rsid="0009b274" officeooo:paragraph-rsid="0009b274" style:font-size-asian="11pt" style:font-size-complex="11pt"/>
    </style:style>
    <style:style style:name="P21" style:family="paragraph" style:parent-style-name="Standard">
      <style:text-properties fo:font-size="11pt" officeooo:rsid="0009b274" officeooo:paragraph-rsid="0009b274" style:font-size-asian="11pt" style:font-size-complex="11pt"/>
    </style:style>
    <style:style style:name="P22" style:family="paragraph" style:parent-style-name="Standard">
      <style:paragraph-properties fo:text-align="justify" style:justify-single-word="false"/>
      <style:text-properties fo:font-size="11pt" officeooo:rsid="0009b274" officeooo:paragraph-rsid="0009b274" style:font-size-asian="11pt" style:font-size-complex="11pt"/>
    </style:style>
    <style:style style:name="P23" style:family="paragraph" style:parent-style-name="Standard">
      <style:text-properties fo:font-size="11pt" officeooo:paragraph-rsid="00091fbc" style:font-size-asian="11pt" style:font-size-complex="11pt"/>
    </style:style>
    <style:style style:name="P24" style:family="paragraph" style:parent-style-name="Standard">
      <style:paragraph-properties fo:text-align="justify" style:justify-single-word="false"/>
      <style:text-properties fo:font-size="11pt" officeooo:paragraph-rsid="00091fbc" style:font-size-asian="11pt" style:font-size-complex="11pt"/>
    </style:style>
    <style:style style:name="P25" style:family="paragraph" style:parent-style-name="Standard">
      <style:paragraph-properties fo:text-align="justify" style:justify-single-word="false"/>
      <style:text-properties fo:font-size="11pt" officeooo:rsid="000d3925" officeooo:paragraph-rsid="000d3925" style:font-size-asian="11pt" style:font-size-complex="11pt"/>
    </style:style>
    <style:style style:name="P26" style:family="paragraph" style:parent-style-name="Standard">
      <style:text-properties fo:font-size="11pt" officeooo:rsid="001c1fb3" officeooo:paragraph-rsid="001c1fb3" style:font-size-asian="11pt" style:font-size-complex="11pt"/>
    </style:style>
    <style:style style:name="P27" style:family="paragraph" style:parent-style-name="Standard">
      <style:text-properties fo:font-size="11pt" officeooo:rsid="001c1fb3" officeooo:paragraph-rsid="001e8dde" style:font-size-asian="11pt" style:font-size-complex="11pt"/>
    </style:style>
    <style:style style:name="P28" style:family="paragraph" style:parent-style-name="Standard">
      <style:text-properties fo:font-size="11pt" officeooo:paragraph-rsid="001c1fb3" style:font-size-asian="11pt" style:font-size-complex="11pt"/>
    </style:style>
    <style:style style:name="P29" style:family="paragraph" style:parent-style-name="Standard">
      <style:text-properties fo:font-size="11pt" officeooo:rsid="001f6ba7" officeooo:paragraph-rsid="001f6ba7" style:font-size-asian="11pt" style:font-size-complex="11pt"/>
    </style:style>
    <style:style style:name="P30" style:family="paragraph" style:parent-style-name="Standard">
      <style:text-properties fo:font-size="11pt" officeooo:rsid="001f6ba7" officeooo:paragraph-rsid="00204242" style:font-size-asian="11pt" style:font-size-complex="11pt"/>
    </style:style>
    <style:style style:name="P31" style:family="paragraph" style:parent-style-name="Standard">
      <style:text-properties fo:font-size="11pt" officeooo:rsid="001f6ba7" officeooo:paragraph-rsid="002750fe" style:font-size-asian="11pt" style:font-size-complex="11pt"/>
    </style:style>
    <style:style style:name="P32" style:family="paragraph" style:parent-style-name="Standard">
      <style:text-properties fo:font-size="11pt" officeooo:rsid="001f6ba7" officeooo:paragraph-rsid="00294089" style:font-size-asian="11pt" style:font-size-complex="11pt"/>
    </style:style>
    <style:style style:name="P33" style:family="paragraph" style:parent-style-name="Standard">
      <style:text-properties fo:font-size="11pt" officeooo:rsid="000f61ff" officeooo:paragraph-rsid="000f61ff" style:font-size-asian="11pt" style:font-size-complex="11pt"/>
    </style:style>
    <style:style style:name="P34" style:family="paragraph" style:parent-style-name="Standard">
      <style:text-properties fo:font-size="11pt" officeooo:rsid="000f61ff" officeooo:paragraph-rsid="0012a42d" style:font-size-asian="11pt" style:font-size-complex="11pt"/>
    </style:style>
    <style:style style:name="P35" style:family="paragraph" style:parent-style-name="Standard">
      <style:text-properties fo:font-size="11pt" officeooo:rsid="000f61ff" officeooo:paragraph-rsid="00143d36" style:font-size-asian="11pt" style:font-size-complex="11pt"/>
    </style:style>
    <style:style style:name="P36" style:family="paragraph" style:parent-style-name="Standard">
      <style:text-properties fo:font-size="11pt" officeooo:rsid="0017e4a8" officeooo:paragraph-rsid="0017e4a8" style:font-size-asian="11pt" style:font-size-complex="11pt"/>
    </style:style>
    <style:style style:name="P37" style:family="paragraph" style:parent-style-name="Standard">
      <style:text-properties fo:font-size="11pt" officeooo:rsid="00139e2e" officeooo:paragraph-rsid="00139e2e" style:font-size-asian="11pt" style:font-size-complex="11pt"/>
    </style:style>
    <style:style style:name="P38" style:family="paragraph" style:parent-style-name="Standard">
      <style:text-properties fo:font-size="11pt" officeooo:rsid="0020bd3d" officeooo:paragraph-rsid="0020bd3d" style:font-size-asian="11pt" style:font-size-complex="11pt"/>
    </style:style>
    <style:style style:name="P39" style:family="paragraph" style:parent-style-name="Standard">
      <style:text-properties fo:font-size="11pt" officeooo:rsid="0021a119" officeooo:paragraph-rsid="0021a119" style:font-size-asian="11pt" style:font-size-complex="11pt"/>
    </style:style>
    <style:style style:name="P40" style:family="paragraph" style:parent-style-name="Standard" style:list-style-name="L2">
      <style:text-properties fo:font-size="11pt" officeooo:rsid="0024c00e" officeooo:paragraph-rsid="0024c00e" style:font-size-asian="11pt" style:font-size-complex="11pt"/>
    </style:style>
    <style:style style:name="P41" style:family="paragraph" style:parent-style-name="Standard">
      <style:text-properties fo:font-size="11pt" officeooo:rsid="00253aa8" officeooo:paragraph-rsid="00253aa8" style:font-size-asian="11pt" style:font-size-complex="11pt"/>
    </style:style>
    <style:style style:name="P42" style:family="paragraph" style:parent-style-name="Standard">
      <style:text-properties fo:font-size="11pt" officeooo:rsid="00273ab5" officeooo:paragraph-rsid="00273ab5" style:font-size-asian="11pt" style:font-size-complex="11pt"/>
    </style:style>
    <style:style style:name="P43" style:family="paragraph" style:parent-style-name="Standard">
      <style:text-properties fo:font-size="11pt" officeooo:rsid="002750fe" officeooo:paragraph-rsid="002750fe" style:font-size-asian="11pt" style:font-size-complex="11pt"/>
    </style:style>
    <style:style style:name="P44" style:family="paragraph" style:parent-style-name="Standard">
      <style:text-properties fo:font-size="11pt" style:text-underline-style="none" officeooo:rsid="000f61ff" officeooo:paragraph-rsid="0012a42d" style:font-size-asian="11pt" style:font-size-complex="11pt"/>
    </style:style>
    <style:style style:name="P45" style:family="paragraph" style:parent-style-name="Standard">
      <style:text-properties fo:font-size="11pt" style:text-underline-style="none" officeooo:rsid="000f61ff" officeooo:paragraph-rsid="00139e2e" style:font-size-asian="11pt" style:font-size-complex="11pt"/>
    </style:style>
    <style:style style:name="P46" style:family="paragraph" style:parent-style-name="Standard">
      <style:text-properties officeooo:paragraph-rsid="00091fbc"/>
    </style:style>
    <style:style style:name="P47" style:family="paragraph" style:parent-style-name="Standard">
      <style:text-properties officeooo:paragraph-rsid="0024c00e"/>
    </style:style>
    <style:style style:name="P48" style:family="paragraph" style:parent-style-name="Preformatted_20_Text">
      <style:text-properties fo:font-size="11pt" officeooo:rsid="00253aa8" officeooo:paragraph-rsid="00253aa8" style:font-size-asian="11pt" style:font-size-complex="11pt"/>
    </style:style>
    <style:style style:name="P49" style:family="paragraph" style:parent-style-name="Preformatted_20_Text">
      <style:text-properties officeooo:paragraph-rsid="00253aa8"/>
    </style:style>
    <style:style style:name="P50" style:family="paragraph" style:parent-style-name="Preformatted_20_Text">
      <style:text-properties style:font-name="Liberation Serif" fo:font-size="11pt" officeooo:rsid="00253aa8" officeooo:paragraph-rsid="00253aa8" style:font-size-asian="11pt" style:font-size-complex="11pt"/>
    </style:style>
    <style:style style:name="P51" style:family="paragraph" style:parent-style-name="Preformatted_20_Text">
      <style:paragraph-properties fo:text-align="center" style:justify-single-word="false"/>
      <style:text-properties style:font-name="Liberation Serif" fo:font-size="10pt" officeooo:rsid="00253aa8" officeooo:paragraph-rsid="00253aa8" style:font-size-asian="10pt" style:font-size-complex="10pt"/>
    </style:style>
    <style:style style:name="P52" style:family="paragraph">
      <style:text-properties style:font-name="Liberation Serif" fo:font-size="10pt" style:font-size-asian="10pt" style:font-size-complex="10pt"/>
    </style:style>
    <style:style style:name="P53" style:family="paragraph">
      <style:text-properties style:font-name="Liberation Serif" fo:font-size="10pt" style:font-size-asian="10pt"/>
    </style:style>
    <style:style style:name="P54" style:family="paragraph">
      <loext:graphic-properties draw:fill="none" draw:fill-color="#ffffff"/>
      <style:text-properties style:font-name="Liberation Serif" fo:font-size="10pt" style:font-size-asian="10pt" style:font-size-complex="10pt"/>
    </style:style>
    <style:style style:name="T1" style:family="text">
      <style:text-properties officeooo:rsid="00091fbc"/>
    </style:style>
    <style:style style:name="T2" style:family="text">
      <style:text-properties officeooo:rsid="0009b274"/>
    </style:style>
    <style:style style:name="T3" style:family="text">
      <style:text-properties officeooo:rsid="000b48af"/>
    </style:style>
    <style:style style:name="T4" style:family="text">
      <style:text-properties officeooo:rsid="000d3925"/>
    </style:style>
    <style:style style:name="T5" style:family="text">
      <style:text-properties officeooo:rsid="000ecc5e"/>
    </style:style>
    <style:style style:name="T6" style:family="text">
      <style:text-properties fo:font-style="italic" style:font-style-asian="italic" style:font-style-complex="italic"/>
    </style:style>
    <style:style style:name="T7" style:family="text">
      <style:text-properties fo:font-style="italic" officeooo:rsid="000ecc5e" style:font-style-asian="italic" style:font-style-complex="italic"/>
    </style:style>
    <style:style style:name="T8" style:family="text">
      <style:text-properties officeooo:rsid="000f6187"/>
    </style:style>
    <style:style style:name="T9" style:family="text">
      <style:text-properties style:text-position="sub 58%"/>
    </style:style>
    <style:style style:name="T10" style:family="text">
      <style:text-properties style:text-position="sub 58%" style:font-name="Nimbus Mono L" officeooo:rsid="0012a42d"/>
    </style:style>
    <style:style style:name="T11" style:family="text">
      <style:text-properties style:text-position="sub 58%" officeooo:rsid="00204242"/>
    </style:style>
    <style:style style:name="T12" style:family="text">
      <style:text-properties style:text-position="sub 58%" officeooo:rsid="001f6ba7"/>
    </style:style>
    <style:style style:name="T13" style:family="text">
      <style:text-properties style:text-position="sub 58%" fo:font-weight="normal" officeooo:rsid="001f6ba7" style:font-weight-asian="normal" style:font-weight-complex="normal"/>
    </style:style>
    <style:style style:name="T14" style:family="text">
      <style:text-properties style:text-position="sub 58%" fo:font-weight="normal" officeooo:rsid="001c1fb3" style:font-weight-asian="normal" style:font-weight-complex="normal"/>
    </style:style>
    <style:style style:name="T15" style:family="text">
      <style:text-properties style:text-position="sub 58%" officeooo:rsid="001d7ca5"/>
    </style:style>
    <style:style style:name="T16" style:family="text">
      <style:text-properties style:text-position="sub 58%" fo:font-size="11pt" officeooo:rsid="002635f7" style:font-size-asian="11pt" style:font-size-complex="11pt"/>
    </style:style>
    <style:style style:name="T17" style:family="text">
      <style:text-properties style:text-position="sub 58%" style:font-name="Nimbus Mono L" fo:font-weight="normal" officeooo:rsid="002635f7" style:font-weight-asian="normal" style:font-weight-complex="normal"/>
    </style:style>
    <style:style style:name="T18" style:family="text">
      <style:text-properties style:text-position="sub 58%" style:font-name="Nimbus Mono L" fo:font-weight="bold" officeooo:rsid="00204242" style:font-weight-asian="bold" style:font-weight-complex="bold"/>
    </style:style>
    <style:style style:name="T19" style:family="text">
      <style:text-properties style:text-position="sub 58%" fo:font-weight="bold" officeooo:rsid="00204242" style:font-weight-asian="bold" style:font-weight-complex="bold"/>
    </style:style>
    <style:style style:name="T20" style:family="text">
      <style:text-properties style:text-position="0% 100%"/>
    </style:style>
    <style:style style:name="T21" style:family="text">
      <style:text-properties style:text-position="0% 100%" officeooo:rsid="001115ec"/>
    </style:style>
    <style:style style:name="T22" style:family="text">
      <style:text-properties style:text-position="0% 100%" officeooo:rsid="0012a42d"/>
    </style:style>
    <style:style style:name="T23" style:family="text">
      <style:text-properties style:text-position="0% 100%" style:font-name="Nimbus Mono L" officeooo:rsid="00116594"/>
    </style:style>
    <style:style style:name="T24" style:family="text">
      <style:text-properties style:text-position="0% 100%" style:font-name="Nimbus Mono L" officeooo:rsid="0012a42d"/>
    </style:style>
    <style:style style:name="T25" style:family="text">
      <style:text-properties style:text-position="0% 100%" style:font-name="Nimbus Mono L" officeooo:rsid="00139e2e"/>
    </style:style>
    <style:style style:name="T26" style:family="text">
      <style:text-properties style:text-position="0% 100%" style:font-name="Nimbus Mono L" officeooo:rsid="000f61ff"/>
    </style:style>
    <style:style style:name="T27" style:family="text">
      <style:text-properties style:text-position="0% 100%" style:font-name="Nimbus Mono L" style:text-underline-style="solid" style:text-underline-width="auto" style:text-underline-color="font-color" officeooo:rsid="00116594"/>
    </style:style>
    <style:style style:name="T28" style:family="text">
      <style:text-properties style:text-position="0% 100%" style:font-name="Nimbus Mono L" style:text-underline-style="none" officeooo:rsid="00116594"/>
    </style:style>
    <style:style style:name="T29" style:family="text">
      <style:text-properties style:text-position="0% 100%" style:font-name="Nimbus Mono L" style:text-underline-style="none" officeooo:rsid="00140071"/>
    </style:style>
    <style:style style:name="T30" style:family="text">
      <style:text-properties style:text-position="0% 100%" style:font-name="Nimbus Mono L" fo:font-weight="bold" officeooo:rsid="00139e2e" style:font-weight-asian="bold" style:font-weight-complex="bold"/>
    </style:style>
    <style:style style:name="T31" style:family="text">
      <style:text-properties style:text-position="0% 100%" style:font-name="Nimbus Mono L" officeooo:rsid="00140071"/>
    </style:style>
    <style:style style:name="T32" style:family="text">
      <style:text-properties style:text-position="0% 100%" style:font-name="Nimbus Mono L" officeooo:rsid="0017e4a8"/>
    </style:style>
    <style:style style:name="T33" style:family="text">
      <style:text-properties style:text-position="0% 100%" officeooo:rsid="00139e2e"/>
    </style:style>
    <style:style style:name="T34" style:family="text">
      <style:text-properties style:text-position="0% 100%" style:text-underline-style="none"/>
    </style:style>
    <style:style style:name="T35" style:family="text">
      <style:text-properties style:text-position="0% 100%" officeooo:rsid="00140071"/>
    </style:style>
    <style:style style:name="T36" style:family="text">
      <style:text-properties style:text-position="0% 100%" style:font-name="Nimbus Mono L"/>
    </style:style>
    <style:style style:name="T37" style:family="text">
      <style:text-properties style:text-position="0% 100%" style:font-name="Nimbus Mono L" officeooo:rsid="00140071"/>
    </style:style>
    <style:style style:name="T38" style:family="text">
      <style:text-properties style:text-position="0% 100%" officeooo:rsid="0029e163"/>
    </style:style>
    <style:style style:name="T39" style:family="text">
      <style:text-properties style:text-position="0% 100%" officeooo:rsid="002acc2b"/>
    </style:style>
    <style:style style:name="T40" style:family="text">
      <style:text-properties style:font-name="Nimbus Mono L" officeooo:rsid="00116594"/>
    </style:style>
    <style:style style:name="T41" style:family="text">
      <style:text-properties style:font-name="Nimbus Mono L" style:text-underline-style="solid" style:text-underline-width="auto" style:text-underline-color="font-color" officeooo:rsid="00116594"/>
    </style:style>
    <style:style style:name="T42" style:family="text">
      <style:text-properties style:font-name="Nimbus Mono L" style:text-underline-style="solid" style:text-underline-width="auto" style:text-underline-color="font-color" officeooo:rsid="00140071"/>
    </style:style>
    <style:style style:name="T43" style:family="text">
      <style:text-properties style:font-name="Nimbus Mono L" officeooo:rsid="0012a42d"/>
    </style:style>
    <style:style style:name="T44" style:family="text">
      <style:text-properties style:font-name="Nimbus Mono L" officeooo:rsid="0017e4a8"/>
    </style:style>
    <style:style style:name="T45" style:family="text">
      <style:text-properties officeooo:rsid="0012a42d"/>
    </style:style>
    <style:style style:name="T46" style:family="text">
      <style:text-properties officeooo:rsid="00140071"/>
    </style:style>
    <style:style style:name="T47" style:family="text">
      <style:text-properties officeooo:rsid="001c1fb3"/>
    </style:style>
    <style:style style:name="T48" style:family="text">
      <style:text-properties fo:font-weight="bold" style:font-weight-asian="bold" style:font-weight-complex="bold"/>
    </style:style>
    <style:style style:name="T49" style:family="text">
      <style:text-properties fo:font-weight="bold" officeooo:rsid="0020bd3d" style:font-weight-asian="bold" style:font-weight-complex="bold"/>
    </style:style>
    <style:style style:name="T50" style:family="text">
      <style:text-properties fo:font-weight="bold" officeooo:rsid="00204242" style:font-weight-asian="bold" style:font-weight-complex="bold"/>
    </style:style>
    <style:style style:name="T51" style:family="text">
      <style:text-properties fo:font-weight="normal" officeooo:rsid="001c1fb3" style:font-weight-asian="normal" style:font-weight-complex="normal"/>
    </style:style>
    <style:style style:name="T52" style:family="text">
      <style:text-properties fo:font-weight="normal" officeooo:rsid="00204242" style:font-weight-asian="normal" style:font-weight-complex="normal"/>
    </style:style>
    <style:style style:name="T53" style:family="text">
      <style:text-properties officeooo:rsid="001d7ca5"/>
    </style:style>
    <style:style style:name="T54" style:family="text">
      <style:text-properties officeooo:rsid="001e8dde"/>
    </style:style>
    <style:style style:name="T55" style:family="text">
      <style:text-properties officeooo:rsid="001f6ba7"/>
    </style:style>
    <style:style style:name="T56" style:family="text">
      <style:text-properties officeooo:rsid="00204242"/>
    </style:style>
    <style:style style:name="T57" style:family="text">
      <style:text-properties style:font-name="Nimbus Mono L"/>
    </style:style>
    <style:style style:name="T58" style:family="text">
      <style:text-properties style:font-name="Nimbus Mono L" officeooo:rsid="00204242"/>
    </style:style>
    <style:style style:name="T59" style:family="text">
      <style:text-properties style:font-name="Nimbus Mono L" officeooo:rsid="001f6ba7"/>
    </style:style>
    <style:style style:name="T60" style:family="text">
      <style:text-properties style:font-name="Nimbus Mono L" officeooo:rsid="001d7ca5"/>
    </style:style>
    <style:style style:name="T61" style:family="text">
      <style:text-properties style:font-name="Nimbus Mono L" fo:font-weight="normal" style:font-weight-asian="normal" style:font-weight-complex="normal"/>
    </style:style>
    <style:style style:name="T62" style:family="text">
      <style:text-properties style:font-name="Nimbus Mono L" fo:font-weight="normal" officeooo:rsid="001c1fb3" style:font-weight-asian="normal" style:font-weight-complex="normal"/>
    </style:style>
    <style:style style:name="T63" style:family="text">
      <style:text-properties style:font-name="Nimbus Mono L" fo:font-weight="normal" officeooo:rsid="002635f7" style:font-weight-asian="normal" style:font-weight-complex="normal"/>
    </style:style>
    <style:style style:name="T64" style:family="text">
      <style:text-properties style:font-name="Nimbus Mono L" fo:font-size="11pt" officeooo:rsid="002635f7" style:font-size-asian="11pt" style:font-size-complex="11pt"/>
    </style:style>
    <style:style style:name="T65" style:family="text">
      <style:text-properties style:font-name="Nimbus Mono L" fo:font-weight="bold" style:font-weight-asian="bold" style:font-weight-complex="bold"/>
    </style:style>
    <style:style style:name="T66" style:family="text">
      <style:text-properties style:font-name="Nimbus Mono L" officeooo:rsid="002750fe"/>
    </style:style>
    <style:style style:name="T67" style:family="text">
      <style:text-properties style:font-name="Nimbus Mono L" officeooo:rsid="00140071"/>
    </style:style>
    <style:style style:name="T68" style:family="text">
      <style:text-properties officeooo:rsid="0020bd3d"/>
    </style:style>
    <style:style style:name="T69" style:family="text">
      <style:text-properties officeooo:rsid="0021a119"/>
    </style:style>
    <style:style style:name="T70" style:family="text">
      <style:text-properties officeooo:rsid="0023221b"/>
    </style:style>
    <style:style style:name="T71" style:family="text">
      <style:text-properties fo:font-size="11pt" style:font-size-asian="11pt" style:font-size-complex="11pt"/>
    </style:style>
    <style:style style:name="T72" style:family="text">
      <style:text-properties fo:font-size="11pt" officeooo:rsid="00091fbc" style:font-size-asian="11pt" style:font-size-complex="11pt"/>
    </style:style>
    <style:style style:name="T73" style:family="text">
      <style:text-properties fo:font-size="11pt" officeooo:rsid="0023221b" style:font-size-asian="11pt" style:font-size-complex="11pt"/>
    </style:style>
    <style:style style:name="T74" style:family="text">
      <style:text-properties fo:font-size="11pt" officeooo:rsid="0024c00e" style:font-size-asian="11pt" style:font-size-complex="11pt"/>
    </style:style>
    <style:style style:name="T75" style:family="text">
      <style:text-properties fo:font-size="11pt" officeooo:rsid="00253aa8" style:font-size-asian="11pt" style:font-size-complex="11pt"/>
    </style:style>
    <style:style style:name="T76" style:family="text">
      <style:text-properties fo:font-size="11pt" officeooo:rsid="001c1fb3" style:font-size-asian="11pt" style:font-size-complex="11pt"/>
    </style:style>
    <style:style style:name="T77" style:family="text">
      <style:text-properties fo:font-size="11pt" officeooo:rsid="002635f7" style:font-size-asian="11pt" style:font-size-complex="11pt"/>
    </style:style>
    <style:style style:name="T78" style:family="text">
      <style:text-properties officeooo:rsid="002acc2b"/>
    </style:style>
    <style:style style:name="T79" style:family="text">
      <style:text-properties officeooo:rsid="001115ec"/>
    </style:style>
    <style:style style:name="T80" style:family="text">
      <style:text-properties style:font-name="Liberation Serif" fo:font-size="10pt" style:font-size-asian="10pt" style:font-size-complex="10pt"/>
    </style:style>
    <style:style style:name="T81" style:family="text">
      <style:text-properties style:text-position="-33% 58%" style:font-name="Liberation Serif"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draw:auto-grow-width="true" fo:min-height="0.661cm" fo:padding-top="0.199cm" fo:padding-bottom="0.199cm" fo:padding-left="0.199cm" fo:padding-right="0.199cm" style:run-through="foreground" style:wrap="none" style:wrap-contour-mode="full"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3" draw:z-index="0" draw:name="Shape1" draw:style-name="gr1" draw:text-style-name="P54" svg:width="18.885cm" svg:height="4.218cm" svg:x="1.596cm" svg:y="9.077cm">
        <draw:text-box>
          <text:p text:style-name="P52"><text:span text:style-name="T80">1) Primeiro converto os valores absolutos para binário para descobrir seu valor decimal.</text:span></text:p>
          <text:p text:style-name="P52"><text:span text:style-name="T80"><text:tab/></text:span><text:span text:style-name="T80">Temos 01100011</text:span><text:span text:style-name="T80">(99) e 00100001</text:span><text:span text:style-name="T80"> (33) </text:span></text:p>
          <text:p text:style-name="P53"><text:span text:style-name="T80"/></text:p>
          <text:p text:style-name="P52"><text:span text:style-name="T80">2) Em seguida, subtraio o valor absoluto do valor máximo para saber o offset do valor que será convertido para complemento de 2:</text:span></text:p>
          <text:p text:style-name="P52"><text:span text:style-name="T80"><text:tab/></text:span><text:span text:style-name="T80">128 – 99 = 29; 128 – 33 = 95</text:span></text:p>
          <text:p text:style-name="P53"><text:span text:style-name="T80"/></text:p>
          <text:p text:style-name="P52"><text:span text:style-name="T80">3) Por último, obtenho a representação binária dos dois valores:</text:span></text:p>
          <text:p text:style-name="P52"><text:span text:style-name="T80"><text:tab/></text:span><text:span text:style-name="T80">-(63)</text:span><text:span text:style-name="T81">16</text:span><text:span text:style-name="T80"> = 10011101</text:span></text:p>
          <text:p text:style-name="P52"><text:span text:style-name="T80"><text:tab/></text:span><text:span text:style-name="T80">-(21)</text:span><text:span text:style-name="T81">16</text:span><text:span text:style-name="T80"> = 11011111</text:span></text:p>
        </draw:text-box>
      </draw:frame>
      <text:p text:style-name="P42">AD1 - Introdução à Informática</text:p>
      <text:p text:style-name="P13"/>
      <text:p text:style-name="P13">Aluno: Leon de França Nascimento</text:p>
      <text:p text:style-name="P13">Matrícula: 18113050166</text:p>
      <text:p text:style-name="P13"/>
      <text:p text:style-name="P13">1)</text:p>
      <text:p text:style-name="P14">a)</text:p>
      <text:list xml:id="list2787065585222154420" text:style-name="L1">
        <text:list-item>
          <text:p text:style-name="P15"><text:span text:style-name="T2">Desenhos ou textos manuscritos por um t</text:span>ablet gráfico</text:p>
          <text:p text:style-name="P20">Fonte: U.S. Patent #4600807 – Eletrographic aparatus</text:p>
        </text:list-item>
      </text:list>
      <text:p text:style-name="P21"/>
      <text:p text:style-name="P22"><text:tab/>Um tablet gráfico consiste de um aparato contendo uma camada resistiva em conjunto com uma caneta especifica, que em quando em contato com a camada resistiva, registra um sinal elétrico associado à uma coordenada (um ponto). Uma linha manuscrita é definida como um conjunto seguido de pontos.</text:p>
      <text:p text:style-name="P21"/>
      <text:list xml:id="list235202858635199" text:continue-numbering="true" text:style-name="L1">
        <text:list-item>
          <text:p text:style-name="P15"><text:span text:style-name="T3">Imagens capturadas por uma c</text:span>amera</text:p>
        </text:list-item>
      </text:list>
      <text:p text:style-name="P14"><text:tab/><text:span text:style-name="T2">Fonte:<text:tab/>U.S. Patent #4131919 – Eletronic Still Camera</text:span></text:p>
      <text:p text:style-name="P14"/>
      <text:p text:style-name="P16"><text:tab/><text:span text:style-name="T4">Uma camera digital consiste de um meio eletrônico que consiste de uma matriz de células fotosensíveis que compõem um padrão eletromagnético dependendo da imagem a ser capturada. Um circuito converte o padrão capturado em pulsos elétricos que são transformados em palavras de múltiplos bits e armazenadas digitalmente.</text:span></text:p>
      <text:p text:style-name="P16"/>
      <text:list xml:id="list235202759808706" text:continue-numbering="true" text:style-name="L1">
        <text:list-item>
          <text:p text:style-name="P15">Leito<text:span text:style-name="T4">r</text:span> Biométrico</text:p>
        </text:list-item>
      </text:list>
      <text:p text:style-name="P23"><text:span text:style-name="T1"><text:tab/>Fonte. U.S. Patent #</text:span>6069970A - <text:bookmark text:name="title"/>Fingerprint sensor and token reader and associated methods </text:p>
      <text:p text:style-name="P23"/>
      <text:p text:style-name="P24"><text:tab/><text:span text:style-name="T4">Um leitor biométrico, similar à uma camera digital, consiste de um uma matriz de células</text:span></text:p>
      <text:p text:style-name="P25">que, neste caso, são sensíveis ao campo elétrico do dedo a ser verificado. Cada dedo produz um padrão eletromagnético único que é armazenado eletronicamente.</text:p>
      <text:p text:style-name="P14"/>
      <text:p text:style-name="P14">b)</text:p>
      <text:list xml:id="list7637409983914610520" text:style-name="L2">
        <text:list-item>
          <text:p text:style-name="P17">Vibração <text:span text:style-name="T70">em um simulador de volante</text:span></text:p>
        </text:list-item>
      </text:list>
      <text:p text:style-name="P46"><text:span text:style-name="T72"><text:tab/></text:span><text:span text:style-name="T73">Fonte: U.S. Patent #</text:span><text:span text:style-name="T71">5742278A - </text:span><text:bookmark text:name="title1"/><text:span text:style-name="T71">Force feedback joystick with digital signal processor controlled by host processor </text:span></text:p>
      <text:p text:style-name="P14"/>
      <text:p text:style-name="P16"><text:tab/><text:span text:style-name="T70">Uma aplicação, como um simulador de direção, armazena informações acerca dos objetos em interação pelo usuário e registra padrões de bits que representam ondas conforme o usuário interage com os objetos em questão. Quando o usuário ativa uma destas interações, é enviado ao volante o padrão de ondas referente ao objeto, que ativa um pequeno motor no volante que por sua vez traduz em movimento vibracional a interação com o objeto digital.</text:span></text:p>
      <text:p text:style-name="P14"/>
      <text:list xml:id="list235202531524199" text:continue-numbering="true" text:style-name="L2">
        <text:list-item>
          <text:p text:style-name="P40">Orientação cardeal via bússola</text:p>
        </text:list-item>
      </text:list>
      <text:p text:style-name="P47"><text:span text:style-name="T74"><text:tab/>Fonte: U.S. Patent #</text:span><text:span text:style-name="T71">4851775A - </text:span><text:bookmark text:name="title3"/><text:span text:style-name="T71">Digital compass and magnetometer having a sensor coil wound on a high permeability isotropic core</text:span> </text:p>
      <text:p text:style-name="P47"/>
      <text:p text:style-name="P41"><text:tab/>Enquanto um sensor dedicado capta a orientação do usuário com base no campo magnético da Terra, esta direção é representada através da variação entre a relação norte/norte (1:1) e a variação entre o campo atual observado com base na direção apontada, que forma um valor que, aplicada a função:</text:p>
      <text:p text:style-name="P41"/>
      <text:p text:style-name="P49"><text:span text:style-name="T75"><text:tab/></text:span>θ=Arctan (He.sub." y/He.sub." x)</text:p>
      <text:p text:style-name="P49"/>
      <text:p text:style-name="P51">Onde <text:span text:style-name="T65">He.sub.’’</text:span> é a variação do campo magnético(He) num determinado subsensor(<text:span text:style-name="T48">sub’’</text:span>) num eixo x ou y.</text:p>
      <text:p text:style-name="P48"/>
      <text:p text:style-name="P50"><text:tab/>Permite identificar a direção thetha apontada pelo usuário. Esta direção por sua vez pode ser representada pela aplicação em uso como uma rotação de uma seta representada em duas dimensões. Esta seta é apresentada por um monitor para o usuário, que consegue identificar a direção apontada.</text:p>
      <text:p text:style-name="P41"><text:s/></text:p>
      <text:list xml:id="list235201664248129" text:continue-numbering="true" text:style-name="L2">
        <text:list-header>
          <text:p text:style-name="P17"/>
        </text:list-header>
        <text:list-item>
          <text:p text:style-name="P17"><text:soft-page-break/>Som posicional <text:span text:style-name="T8">em um sistema surround</text:span></text:p>
        </text:list-item>
      </text:list>
      <text:p text:style-name="P23"><text:span text:style-name="T1"><text:tab/>Fonte: U.S. Patent #</text:span>9392368B2 - <text:bookmark text:name="title2"/>Dynamic positional audio </text:p>
      <text:p text:style-name="P14"/>
      <text:p text:style-name="P16"><text:tab/><text:span text:style-name="T5">O gerenciador de audio identifica quantos dispositivos de audio estão disponíveis para uso e então atribui um local para cada um dos dispositivos de audio identificados. Uma vez atribuídos os locais de audio, ao receber uma amostra de som, ele delega partes(canais) de audio para cada localização para </text:span><text:span text:style-name="T7">n</text:span><text:span text:style-name="T5"> canais de áudio possíveis. Isto da a impressão de localização de som ao ouvinte.</text:span></text:p>
      <text:p text:style-name="P13"/>
      <text:p text:style-name="Horizontal_20_Line"/>
      <text:p text:style-name="P13">2)</text:p>
      <text:p text:style-name="P18">a) <text:span text:style-name="T68">Fonte: </text:span></text:p>
      <text:p text:style-name="P18"><text:span text:style-name="T68">Langley T. e Kowalczyc R. ,</text:span><text:span text:style-name="T49"> Introduction to the Intel Architecture: The basics, Intel Corporation,</text:span><text:span text:style-name="T68"> 2009</text:span></text:p>
      <text:p text:style-name="P18"><text:span text:style-name="T68"><text:s/></text:span></text:p>
      <text:p text:style-name="P38">O FSB, sigla de Front Side Bus, é a principal conexão da CPU com os demais componentes do computador. Trata-se de um bus que conecta o CPU ao North Bridge, que por sua vez conecta com o South Bridge. <text:s/>A transferências de informações entre o FSB e o CPU ocorre de forma regular, com ciclos controlados pela frequência pela qual o FSB acessa a memória e os demais componentes. Desta forma, a relação entre a frequência da CPU e do FSB pode representar um gargalo de performance quando o FSB opera em frequências muito inferiores à da CPU.</text:p>
      <text:p text:style-name="P38"/>
      <text:p text:style-name="P14">b) <text:span text:style-name="T69">Fonte:</text:span></text:p>
      <text:p text:style-name="P19"><text:span text:style-name="T68">Langley T. e Kowalczyc R. ,</text:span><text:span text:style-name="T49"> Introduction to the Intel Architecture: The basics, Intel Corporation,</text:span><text:span text:style-name="T68"> 2009</text:span></text:p>
      <text:p text:style-name="P19"/>
      <text:p text:style-name="P39">O Northbridge, também conhecido como Hub Controlador de Memória (<text:span text:style-name="T6">Memory Controller Hub</text:span>, MCH), é um componente<text:tab/> que gerencia o controle de acesso às memórias e componentes de alta velocidade, assim como facilita o acesso da CPU com as demais interfaces do computador. Gerencia, principalmente, os canais de memória RAM, canais de interfaces PCI e PCIe, assim como placas gráficas dedicadas. </text:p>
      <text:p text:style-name="P14">c) <text:span text:style-name="T69">Fonte:</text:span></text:p>
      <text:p text:style-name="P19"><text:span text:style-name="T68">Langley T. e Kowalczyc R. ,</text:span><text:span text:style-name="T49"> Introduction to the Intel Architecture: The basics, Intel Corporation,</text:span><text:span text:style-name="T68"> 2009</text:span></text:p>
      <text:p text:style-name="P13"/>
      <text:p text:style-name="P39">Também conhecida como gerenciador de Entrada e Saída (<text:span text:style-name="T6">I/O Controller</text:span>), este componente gerencia uma gama de periféricos de menor velocidade ligados à CPU. Gerencia o acesso aos discos rígidos, rede e entradas USB, assim como outras tarefas como gerenciamento de energia e controle de velocidade das ventoinhas de arrefecimento.</text:p>
      <text:p text:style-name="P13"/>
      <text:p text:style-name="Horizontal_20_Line"/>
      <text:p text:style-name="P13">3)</text:p>
      <text:p text:style-name="P13"/>
      <text:p text:style-name="P26">a) (<text:span text:style-name="T57">1917.1875</text:span>)<text:span text:style-name="T9">10</text:span> = (<text:span text:style-name="T57">1313331.03</text:span>)<text:span text:style-name="T9">4</text:span></text:p>
      <text:p text:style-name="P26"/>
      <text:p text:style-name="P28"><text:span text:style-name="T47">b) </text:span><text:span text:style-name="T51">(</text:span><text:span text:style-name="T61">2021002122222112.</text:span><text:span text:style-name="T62">00202021</text:span><text:span text:style-name="T51">)</text:span><text:span text:style-name="T14">3</text:span></text:p>
      <text:p text:style-name="P26"/>
      <text:p text:style-name="P12"><text:span text:style-name="T76">c) </text:span><text:span text:style-name="T64">(1825984)</text:span><text:span text:style-name="T16">10</text:span><text:span text:style-name="T77"> = <text:s/>(</text:span><text:span text:style-name="T61">431412414</text:span><text:span text:style-name="T63">)</text:span><text:span text:style-name="T17">5</text:span></text:p>
      <text:p text:style-name="P26"/>
      <text:p text:style-name="P27">d) <text:span text:style-name="T54">(</text:span><text:span text:style-name="T57">1111101011101</text:span><text:span text:style-name="T60">10</text:span><text:span text:style-name="T57">1</text:span><text:span text:style-name="T60">11001001.</text:span><text:span text:style-name="T57">1</text:span><text:span text:style-name="T59">0</text:span><text:span text:style-name="T57">10</text:span><text:span text:style-name="T60">110011110111</text:span><text:span text:style-name="T53">)</text:span><text:span text:style-name="T15">2</text:span><text:span text:style-name="T53"> (Base intermediária) → (</text:span><text:span text:style-name="T60">76566711.531734</text:span><text:span text:style-name="T53">)</text:span><text:span text:style-name="T12">8</text:span></text:p>
      <text:p text:style-name="P26"/>
      <text:p text:style-name="P26">e) <text:span text:style-name="T55">(</text:span><text:span text:style-name="T59">111100010111100010.00110100101101</text:span><text:span text:style-name="T55">)</text:span><text:span text:style-name="T13">2</text:span><text:span text:style-name="T55"> (Base intermediária) → (</text:span><text:span text:style-name="T59">742742.15132</text:span><text:span text:style-name="T55">)</text:span><text:span text:style-name="T12">8</text:span></text:p>
      <text:p text:style-name="P26"><text:span text:style-name="T12"/></text:p>
      <text:p text:style-name="Horizontal_20_Line"/>
      <text:p text:style-name="P33">4)</text:p>
      <text:p text:style-name="P33"/>
      <text:p text:style-name="P30">a<text:span text:style-name="T56">) (</text:span><text:span text:style-name="T58">1AB97C7.BF1C</text:span><text:span text:style-name="T56">)</text:span><text:span text:style-name="T11">16</text:span></text:p>
      <text:p text:style-name="P29"/>
      <text:p text:style-name="P32">b<text:span text:style-name="T56">) </text:span><text:span text:style-name="T58">(16662714.67025)</text:span><text:span text:style-name="T11">8</text:span></text:p>
      <text:p text:style-name="P29"><text:soft-page-break/></text:p>
      <text:p text:style-name="P32">c<text:span text:style-name="T56">) </text:span><text:span text:style-name="T58">(247C,14D7)</text:span><text:span text:style-name="T18">16</text:span></text:p>
      <text:p text:style-name="P29"><text:s/></text:p>
      <text:p text:style-name="P29">d) <text:span text:style-name="T56">(</text:span><text:span text:style-name="T58">111010010011.01011</text:span><text:span text:style-name="T56">)</text:span><text:span text:style-name="T11">2</text:span></text:p>
      <text:p text:style-name="P29"><text:s text:c="2"/></text:p>
      <text:p text:style-name="P31">e) <text:span text:style-name="T56">(</text:span><text:span text:style-name="T66">1000101.1001</text:span><text:span text:style-name="T56">)</text:span><text:span text:style-name="T11">2</text:span></text:p>
      <text:p text:style-name="P43"/>
      <text:p text:style-name="P33"/>
      <text:p text:style-name="Horizontal_20_Line"/>
      <text:p text:style-name="P33"/>
      <text:p text:style-name="P33">5) Considerando que 8 bits representam um total de 256 valores, os valores máximos e mínimos em complemento de 2 são, respectivamente, 127 e -128.</text:p>
      <text:p text:style-name="P33"/>
      <text:p text:style-name="P33">Convertendo -(63)<text:span text:style-name="T9">16</text:span> e -(21)<text:span text:style-name="T9">16 </text:span><text:span text:style-name="T20"><text:s/>para binário no sistema de complemento de dois: </text:span></text:p>
      <text:p text:style-name="P2"/>
      <text:p text:style-name="P34"><text:span text:style-name="T22"/></text:p>
      <text:p text:style-name="P34"><text:span text:style-name="T22">a</text:span><text:span text:style-name="T20">) <text:s text:c="3"/></text:span><text:span text:style-name="T23">10011101</text:span></text:p>
      <text:p text:style-name="P34"><text:span text:style-name="T43">+ </text:span><text:span text:style-name="T40"><text:s/></text:span><text:span text:style-name="T41">1</text:span><text:span text:style-name="T42">10</text:span><text:span text:style-name="T41">11111</text:span></text:p>
      <text:p text:style-name="P44"><text:span text:style-name="T23"><text:s text:c="2"/></text:span><text:span text:style-name="T30">1</text:span><text:span text:style-name="T23">01</text:span><text:span text:style-name="T31">1</text:span><text:span text:style-name="T23">111</text:span><text:span text:style-name="T24">0</text:span><text:span text:style-name="T23">0 </text:span><text:span text:style-name="T24">= -(</text:span><text:span text:style-name="T25">1</text:span><text:span text:style-name="T31">2</text:span><text:span text:style-name="T25">4</text:span><text:span text:style-name="T24">)</text:span><text:span text:style-name="T10">10</text:span><text:span text:style-name="T24"> e -(</text:span><text:span text:style-name="T31">7</text:span><text:span text:style-name="T25">C</text:span><text:span text:style-name="T24">)</text:span><text:span text:style-name="T10">16</text:span></text:p>
      <text:p text:style-name="P10"/>
      <text:p text:style-name="P5">O valor encontrado, embora represente um número negativo, além de não representar o valor correto representa um erro de transbordo pois o valor armazenado requer mais que 8 bits. <text:span text:style-name="T45">O número, considerando a subtração em decimal deveria ser -132, não -</text:span>1<text:span text:style-name="T46">2</text:span>4<text:span text:style-name="T45">.</text:span></text:p>
      <text:p text:style-name="P33"/>
      <text:p text:style-name="P35"><text:span text:style-name="T45">b) </text:span><text:s text:c="3"/><text:span text:style-name="T40">10011101</text:span></text:p>
      <text:p text:style-name="P34"><text:span text:style-name="T43">-</text:span><text:span text:style-name="T40"> <text:s/></text:span><text:span text:style-name="T41">1</text:span><text:span text:style-name="T42">10</text:span><text:span text:style-name="T41">11111</text:span></text:p>
      <text:p text:style-name="P44"><text:span text:style-name="T40"><text:s text:c="3"/>?0<text:tab/>111110 </text:span><text:span text:style-name="T44">Não é possível subtrair 0 de 1.</text:span></text:p>
      <text:p text:style-name="P44"/>
      <text:p text:style-name="P36"><text:span text:style-name="T33">N</text:span><text:span text:style-name="T20">ão é possível realizar esta operação </text:span><text:span text:style-name="T38">com o número de bits disponível.</text:span></text:p>
      <text:p text:style-name="P4"/>
      <text:p text:style-name="P37"><text:span text:style-name="T20">c) <text:s text:c="2"/></text:span><text:span text:style-name="T34"><text:s/></text:span><text:span text:style-name="T28">1</text:span><text:span text:style-name="T29">10</text:span><text:span text:style-name="T28">11111<text:tab/></text:span></text:p>
      <text:p text:style-name="P37"><text:span text:style-name="T26">- <text:s/></text:span><text:span text:style-name="T27">10011101</text:span><text:span text:style-name="T40"> <text:s/></text:span></text:p>
      <text:p text:style-name="P45"><text:span text:style-name="T23"><text:s text:c="3"/>0</text:span><text:span text:style-name="T32">10</text:span><text:span text:style-name="T25">000</text:span><text:span text:style-name="T23">10 </text:span><text:span text:style-name="T24">= (</text:span><text:span text:style-name="T32">66</text:span><text:span text:style-name="T24">)</text:span><text:span text:style-name="T10">10</text:span><text:span text:style-name="T24"> e (</text:span><text:span text:style-name="T32">4</text:span><text:span text:style-name="T25">2</text:span><text:span text:style-name="T24">)</text:span><text:span text:style-name="T10">16</text:span></text:p>
      <text:p text:style-name="P11"/>
      <text:p text:style-name="P6">O número é positivo. A operação é valida e não gera erro.</text:p>
      <text:p text:style-name="P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Nimbus Mono L1" svg:font-family="'Nimbus Mono L', 'Courier New'"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2"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21:22:12.322405213</meta:creation-date>
    <dc:date>2018-03-11T23:52:00.690833618</dc:date>
    <meta:editing-duration>PT1H9M30S</meta:editing-duration>
    <meta:editing-cycles>14</meta:editing-cycles>
    <meta:generator>LibreOffice/5.1.6.2$Linux_X86_64 LibreOffice_project/10m0$Build-2</meta:generator>
    <meta:document-statistic meta:table-count="0" meta:image-count="0" meta:object-count="0" meta:page-count="3" meta:paragraph-count="70" meta:word-count="936" meta:character-count="5947" meta:non-whitespace-character-count="5028"/>
  </office:meta>
</office:document-meta>
</file>